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dd4" officeooo:paragraph-rsid="00137dd4"/>
    </style:style>
    <style:style style:name="P2" style:family="paragraph" style:parent-style-name="Standard">
      <style:text-properties officeooo:rsid="00154463" officeooo:paragraph-rsid="001544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Git Hub</text:p>
      <text:p text:style-name="P2">Mais texto adicionad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20T22:28:49.958893403</meta:creation-date>
    <dc:date>2024-05-20T22:40:14.629867333</dc:date>
    <meta:editing-duration>PT1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" meta:word-count="6" meta:character-count="34" meta:non-whitespace-character-count="30"/>
  </office:meta>
</office:document-meta>
</file>